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296cm" svg:height="8.604cm" svg:x="0.004cm" svg:y="0.90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0-09-12T16:10:13.305883349</dc:date>
    <meta:editing-duration>PT2M51S</meta:editing-duration>
    <meta:editing-cycles>18</meta:editing-cycles>
    <meta:generator>LibreOffice/6.4.5.2$Linux_X86_64 LibreOffice_project/4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297cm" svg:height="8.605cm" xlink:href="." xlink:type="simple" chart:class="chart:scatter" chart:style-name="ch1">
        <chart:plot-area chart:style-name="ch2" chart:data-source-has-labels="both" svg:x="0.305cm" svg:y="0.172cm" svg:width="14.687cm" svg:height="8.261cm">
          <chartooo:coordinate-region svg:x="0.847cm" svg:y="0.371cm" svg:width="14.051cm" svg:height="7.863cm"/>
          <chart:axis chart:dimension="x" chart:name="primary-x" chart:style-name="ch3" chartooo:axis-type="auto">
            <chart:categories table:cell-range-address="local-table.$A$2:.$A$1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52" chart:label-cell-address="local-table.$C$1" chart:class="chart:scatter">
            <chart:domain table:cell-range-address="local-table.$B$2:.$B$152"/>
            <chart:data-point chart:repeated="1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1.98422940262896">
                <text:p>1.984229402628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1.8595529717765">
                <text:p>1.85955297177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1.6180339887499">
                <text:p>1.61803398874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1.27484797949738">
                <text:p>1.274847979497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0.851558583130146">
                <text:p>0.8515585831301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.618033988749895">
                <text:p>0.6180339887498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0.374762629171449">
                <text:p>0.3747626291714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0.125581039058627">
                <text:p>0.1255810390586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-0.125581039058627">
                <text:p>-0.1255810390586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-0.37476262917145">
                <text:p>-0.374762629171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-0.618033988749895">
                <text:p>-0.6180339887498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0.851558583130145">
                <text:p>-0.8515585831301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1.07165358995799">
                <text:p>-1.071653589957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-1.45793725484282">
                <text:p>-1.457937254842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-1.61803398874989">
                <text:p>-1.618033988749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-1.75261336008773">
                <text:p>-1.752613360087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-1.93716632225726">
                <text:p>-1.937166322257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1.93716632225726">
                <text:p>-1.937166322257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1.75261336008773">
                <text:p>-1.752613360087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1.6180339887499">
                <text:p>-1.61803398874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1.45793725484282">
                <text:p>-1.457937254842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1.07165358995799">
                <text:p>-1.071653589957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0.851558583130144">
                <text:p>-0.8515585831301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0.618033988749895">
                <text:p>-0.6180339887498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0.374762629171449">
                <text:p>-0.3747626291714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0.125581039058627">
                <text:p>-0.1255810390586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0.125581039058626">
                <text:p>0.1255810390586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0.374762629171448">
                <text:p>0.3747626291714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0.618033988749894">
                <text:p>0.6180339887498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0.851558583130145">
                <text:p>0.8515585831301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1.27484797949738">
                <text:p>1.274847979497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1.61803398874989">
                <text:p>1.618033988749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1.8595529717765">
                <text:p>1.85955297177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1.98422940262896">
                <text:p>1.984229402628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1.98422940262896">
                <text:p>1.984229402628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1.8595529717765">
                <text:p>1.859552971776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1.61803398874989">
                <text:p>1.618033988749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1.27484797949738">
                <text:p>1.274847979497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0.851558583130148">
                <text:p>0.8515585831301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0.618033988749896">
                <text:p>0.6180339887498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0.374762629171448">
                <text:p>0.3747626291714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0.125581039058627">
                <text:p>0.12558103905862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0.125581039058625">
                <text:p>-0.1255810390586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0.37476262917145">
                <text:p>-0.374762629171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0.618033988749894">
                <text:p>-0.61803398874989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0.851558583130147">
                <text:p>-0.85155858313014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1.07165358995799">
                <text:p>-1.071653589957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1.45793725484282">
                <text:p>-1.4579372548428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1.61803398874989">
                <text:p>-1.618033988749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1.75261336008773">
                <text:p>-1.752613360087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1.93716632225726">
                <text:p>-1.9371663222572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1.93716632225726">
                <text:p>-1.9371663222572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1.75261336008773">
                <text:p>-1.752613360087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1.6180339887499">
                <text:p>-1.61803398874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1.45793725484282">
                <text:p>-1.457937254842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1.07165358995799">
                <text:p>-1.071653589957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0.851558583130145">
                <text:p>-0.8515585831301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0.618033988749892">
                <text:p>-0.61803398874989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0.374762629171452">
                <text:p>-0.37476262917145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0.125581039058627">
                <text:p>-0.1255810390586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0.125581039058625">
                <text:p>0.1255810390586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0.37476262917145">
                <text:p>0.3747626291714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0.618033988749894">
                <text:p>0.61803398874989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0.851558583130146">
                <text:p>0.85155858313014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1.27484797949738">
                <text:p>1.2748479794973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1.61803398874989">
                <text:p>1.6180339887498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1.8595529717765">
                <text:p>1.859552971776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1.98422940262896">
                <text:p>1.984229402628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1.98422940262896">
                <text:p>1.9842294026289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1.8595529717765">
                <text:p>1.859552971776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1.6180339887499">
                <text:p>1.618033988749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1.27484797949738">
                <text:p>1.2748479794973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0.851558583130145">
                <text:p>0.85155858313014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0.618033988749893">
                <text:p>0.61803398874989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0.374762629171448">
                <text:p>0.37476262917144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0.125581039058624">
                <text:p>0.12558103905862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-0.125581039058621">
                <text:p>-0.12558103905862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-0.374762629171449">
                <text:p>-0.37476262917144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-0.61803398874989">
                <text:p>-0.6180339887498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-0.85155858313014">
                <text:p>-0.8515585831301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-1.07165358995799">
                <text:p>-1.0716535899579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-1.45793725484282">
                <text:p>-1.4579372548428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-1.6180339887499">
                <text:p>-1.618033988749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-1.75261336008773">
                <text:p>-1.7526133600877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-1.93716632225726">
                <text:p>-1.9371663222572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-1.93716632225726">
                <text:p>-1.9371663222572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-1.75261336008773">
                <text:p>-1.7526133600877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-1.61803398874989">
                <text:p>-1.6180339887498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-1.45793725484282">
                <text:p>-1.4579372548428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-1.071653589958">
                <text:p>-1.07165358995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-0.851558583130148">
                <text:p>-0.85155858313014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-0.6180339887499">
                <text:p>-0.618033988749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-0.374762629171456">
                <text:p>-0.37476262917145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-0.12558103905862">
                <text:p>-0.1255810390586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0.125581039058617">
                <text:p>0.12558103905861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0.374762629171453">
                <text:p>0.37476262917145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0.618033988749897">
                <text:p>0.61803398874989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0.851558583130146">
                <text:p>0.85155858313014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1.27484797949738">
                <text:p>1.2748479794973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1.61803398874989">
                <text:p>1.6180339887498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1.75261336008772">
                <text:p>1.7526133600877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1.8595529717765">
                <text:p>1.859552971776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1.98422940262896">
                <text:p>1.9842294026289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